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bfe9" officeooo:paragraph-rsid="0017bfe9"/>
    </style:style>
    <style:style style:name="P2" style:family="paragraph" style:parent-style-name="Standard">
      <style:text-properties officeooo:rsid="0017bfe9" officeooo:paragraph-rsid="0017bfe9"/>
    </style:style>
    <style:style style:name="P3" style:family="paragraph" style:parent-style-name="Standard">
      <style:text-properties officeooo:rsid="001814a1" officeooo:paragraph-rsid="001814a1"/>
    </style:style>
    <style:style style:name="P4" style:family="paragraph" style:parent-style-name="Standard">
      <style:text-properties officeooo:rsid="00183999" officeooo:paragraph-rsid="00183999"/>
    </style:style>
    <style:style style:name="P5" style:family="paragraph" style:parent-style-name="Standard">
      <style:text-properties officeooo:rsid="001bf024" officeooo:paragraph-rsid="001bf024"/>
    </style:style>
    <style:style style:name="P6" style:family="paragraph" style:parent-style-name="Standard">
      <style:text-properties officeooo:rsid="001dc918" officeooo:paragraph-rsid="001dc918"/>
    </style:style>
    <style:style style:name="P7" style:family="paragraph" style:parent-style-name="Standard">
      <style:text-properties officeooo:rsid="00204050" officeooo:paragraph-rsid="00204050"/>
    </style:style>
    <style:style style:name="P8" style:family="paragraph" style:parent-style-name="Standard">
      <style:text-properties officeooo:rsid="00205078" officeooo:paragraph-rsid="00205078"/>
    </style:style>
    <style:style style:name="P9" style:family="paragraph" style:parent-style-name="Standard">
      <style:text-properties officeooo:rsid="00210f6c" officeooo:paragraph-rsid="00210f6c"/>
    </style:style>
    <style:style style:name="T1" style:family="text">
      <style:text-properties officeooo:rsid="001814a1"/>
    </style:style>
    <style:style style:name="T2" style:family="text">
      <style:text-properties officeooo:rsid="001a108e"/>
    </style:style>
    <style:style style:name="T3" style:family="text">
      <style:text-properties officeooo:rsid="001d4778"/>
    </style:style>
    <style:style style:name="T4" style:family="text">
      <style:text-properties officeooo:rsid="001e6a8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arios:</text:p>
      <text:p text:style-name="P1">1. If I has a file that already tracked, and then I untrack the file and commit without it. So after some commits, I turn back to early version that contains this file, do I get back the recently untracked file, is <text:span text:style-name="T1">it tracked or untracked after that</text:span>? What if I removed it, do I have it back, <text:span text:style-name="T1">and is it tracked or untracked after that</text:span>?</text:p>
      <text:p text:style-name="P7">Using git checkout tag_name</text:p>
      <text:p text:style-name="P1"/>
      <text:p text:style-name="P3">2. How do I use Github to synchronize my current project in both local and server side? How share and manage a project that involve the work of a team?</text:p>
      <text:p text:style-name="P3"/>
      <text:p text:style-name="P3">3. If you accidentally include a file in the tracking list of Git, you can use the command rm –cached filename to make it untracked.</text:p>
      <text:p text:style-name="P3"/>
      <text:p text:style-name="P4">4. If you just commit and realize that some files are needed to be staged in that commit and then you commit --amend to change to commit message of the previous commit and it does not give you a change to stage. So you need to stage the files that you want into your already commit and then you the command commit –amend, and “do not stage after it because it only work and be saved if you stage the desired files before typing the command”? <text:span text:style-name="T2">Solved at the top of the page 41</text:span></text:p>
      <text:p text:style-name="P4"/>
      <text:p text:style-name="P4">5. How to turn the file back in an old state???</text:p>
      <text:p text:style-name="P4"/>
      <text:p text:style-name="P5">6. git reset --hard ???? What makes this one dangerous?</text:p>
      <text:p text:style-name="P5"/>
      <text:p text:style-name="P5">7. git checkout -- filename. Bring back the file before it is modified. <text:span text:style-name="T3">You cannot checkout a modified file that is staged (it is under the list of Changes to be committed: modified: )</text:span></text:p>
      <text:p text:style-name="P5"/>
      <text:p text:style-name="P6">8. Git Tags??? A lightweight tag? Annotated tags? <text:span text:style-name="T4">How to remove a tag?</text:span></text:p>
      <text:p text:style-name="P6"/>
      <text:p text:style-name="P8">9. I have tags for stage 1, <text:s/>stage 2 or stage 1, stage 3. Can I merge them into one tag?</text:p>
      <text:p text:style-name="P8"/>
      <text:p text:style-name="P9">10. How to switch between different branches?</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01:58:08.636614915</meta:creation-date>
    <meta:editing-duration>PT13H36M58S</meta:editing-duration>
    <meta:editing-cycles>3</meta:editing-cycles>
    <meta:generator>LibreOffice/5.1.6.2$Linux_X86_64 LibreOffice_project/10m0$Build-2</meta:generator>
    <dc:date>2018-01-29T17:06:36.335731695</dc:date>
    <meta:document-statistic meta:table-count="0" meta:image-count="0" meta:object-count="0" meta:page-count="1" meta:paragraph-count="12" meta:word-count="318" meta:character-count="1617" meta:non-whitespace-character-count="1312"/>
  </office:meta>
</office:document-meta>
</file>